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On the Isle of the Dead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15: { &quot;id&quot;: 0x15, &quot;name&quot;: &quot;On the Isle of the Dead&quot;, &quot;code&quot;: &quot;Dead&quot;, }," calcext:value-type="string">
            <text:p>0x15: { "id": 0x15, "name": "On the Isle of the Dead", "code": "Dead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On the Isle of Ruins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11: { &quot;id&quot;: 0x11, &quot;name&quot;: &quot;On the Isle of Ruins&quot;, &quot;code&quot;: &quot;Ruins&quot;, }," calcext:value-type="string">
            <text:p>0x11: { "id": 0x11, "name": "On the Isle of Ruins", "code": "Ruins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Doylan</text:p>
          </table:table-cell>
          <table:table-cell office:value-type="string" calcext:value-type="string">
            <text:p>In Doylan’s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22: { &quot;id&quot;: 0x22, &quot;name&quot;: &quot;In Doylan’s Temple&quot;, &quot;code&quot;: &quot;Doylan&quot;, }," calcext:value-type="string">
            <text:p>0x22: { "id": 0x22, "name": "In Doylan’s Temple", "code": "Doylan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remeur</text:p>
          </table:table-cell>
          <table:table-cell office:value-type="string" calcext:value-type="string">
            <text:p>In Bremeur’s Temple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4: { &quot;id&quot;: 0x24, &quot;name&quot;: &quot;In Bremeur’s Temple&quot;, &quot;code&quot;: &quot;Bremeur&quot;, }," calcext:value-type="string">
            <text:p>0x24: { "id": 0x24, "name": "In Bremeur’s Temple", "code": "Bremeur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Ruins2</text:p>
          </table:table-cell>
          <table:table-cell office:value-type="string" calcext:value-type="string">
            <text:p>On the Isle of Ruins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12: { &quot;id&quot;: 0x12, &quot;name&quot;: &quot;On the Isle of Ruins&quot;, &quot;code&quot;: &quot;Ruins2&quot;, }," calcext:value-type="string">
            <text:p>0x12: { "id": 0x12, "name": "On the Isle of Ruins", "code": "Ruins2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 Max’s Temple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23: { &quot;id&quot;: 0x23, &quot;name&quot;: &quot;In Max’s Temple&quot;, &quot;code&quot;: &quot;Max&quot;, }," calcext:value-type="string">
            <text:p>0x23: { "id": 0x23, "name": "In Max’s Temple", "code": "Max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toh</text:p>
          </table:table-cell>
          <table:table-cell office:value-type="string" calcext:value-type="string">
            <text:p>In Mutoh’s Temple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21: { &quot;id&quot;: 0x21, &quot;name&quot;: &quot;In Mutoh’s Temple&quot;, &quot;code&quot;: &quot;Mutoh&quot;, }," calcext:value-type="string">
            <text:p>0x21: { "id": 0x21, "name": "In Mutoh’s Temple", "code": "Mutoh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Eox</text:p>
          </table:table-cell>
          <table:table-cell office:value-type="string" calcext:value-type="string">
            <text:p>In Eox’s lair…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2f: { &quot;id&quot;: 0x2f, &quot;name&quot;: &quot;In Eox’s lair…&quot;, &quot;code&quot;: &quot;Eox&quot;, }," calcext:value-type="string">
            <text:p>0x2f: { "id": 0x2f, "name": "In Eox’s lair…", "code": "Eox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n Dee Ess Island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1b: { &quot;id&quot;: 0x1b, &quot;name&quot;: &quot;On Dee Ess Island&quot;, &quot;code&quot;: &quot;DS&quot;, }," calcext:value-type="string">
            <text:p>0x1b: { "id": 0x1b, "name": "On Dee Ess Island", "code": "DS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On Spirit Island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17: { &quot;id&quot;: 0x17, &quot;name&quot;: &quot;On Spirit Island&quot;, &quot;code&quot;: &quot;Spirit&quot;, }," calcext:value-type="string">
            <text:p>0x17: { "id": 0x17, "name": "On Spirit Island", "code": "Spirit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9:44:31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19T00:37:26.720000000</dc:date>
    <meta:editing-duration>P4DT5H54M39S</meta:editing-duration>
    <meta:editing-cycles>162</meta:editing-cycles>
    <meta:generator>LibreOffice/6.3.4.2$Windows_X86_64 LibreOffice_project/60da17e045e08f1793c57c00ba83cdfce946d0aa</meta:generator>
    <meta:document-statistic meta:table-count="1" meta:cell-count="206" meta:object-count="0"/>
  </office:meta>
</office:document-meta>
</file>